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95cm" fo:margin-left="0cm" fo:margin-right="0.005cm" table:align="margins"/>
    </style:style>
    <style:style style:name="Tabella33.A" style:family="table-column">
      <style:table-column-properties style:column-width="4.078cm" style:rel-column-width="2312*"/>
    </style:style>
    <style:style style:name="Tabella33.B" style:family="table-column">
      <style:table-column-properties style:column-width="12.917cm" style:rel-column-width="7323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Table_20_Contents">
      <style:text-properties officeooo:rsid="000cf989" officeooo:paragraph-rsid="0017a4d5"/>
    </style:style>
    <style:style style:name="P4" style:family="paragraph" style:parent-style-name="Table_20_Contents">
      <style:text-properties fo:font-style="normal" officeooo:paragraph-rsid="001c1b9d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text-properties officeooo:paragraph-rsid="0017a4d5"/>
    </style:style>
    <style:style style:name="P8" style:family="paragraph" style:parent-style-name="Standard" style:list-style-name="L1">
      <style:text-properties officeooo:paragraph-rsid="001a8d01"/>
    </style:style>
    <style:style style:name="P9" style:family="paragraph" style:parent-style-name="Azione_20_attore" style:list-style-name="Numerazione_20_UC">
      <style:text-properties officeooo:paragraph-rsid="001a8d01"/>
    </style:style>
    <style:style style:name="P10" style:family="paragraph" style:parent-style-name="Azione_20_attore" style:list-style-name=""/>
    <style:style style:name="P11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</style:style>
    <style:style style:name="T1" style:family="text">
      <style:text-properties fo:font-weight="bold" officeooo:rsid="001c1b9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a4d5" style:font-weight-asian="normal" style:font-weight-complex="normal"/>
    </style:style>
    <style:style style:name="T4" style:family="text">
      <style:text-properties fo:font-weight="normal" officeooo:rsid="0018a3ec" style:font-weight-asian="normal" style:font-weight-complex="normal"/>
    </style:style>
    <style:style style:name="T5" style:family="text">
      <style:text-properties fo:font-style="normal" officeooo:rsid="0017a4d5" style:font-style-asian="normal" style:font-style-complex="normal"/>
    </style:style>
    <style:style style:name="T6" style:family="text">
      <style:text-properties officeooo:rsid="0025720b"/>
    </style:style>
    <style:style style:name="T7" style:family="text">
      <style:text-properties officeooo:rsid="0010332d"/>
    </style:style>
    <style:style style:name="T8" style:family="text">
      <style:text-properties officeooo:rsid="0017a4d5"/>
    </style:style>
    <style:style style:name="T9" style:family="text">
      <style:text-properties officeooo:rsid="001907a3"/>
    </style:style>
    <style:style style:name="T10" style:family="text">
      <style:text-properties officeooo:rsid="001a8d01"/>
    </style:style>
    <style:style style:name="T11" style:family="text">
      <style:text-properties officeooo:rsid="001c1b9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 text:c="2"/>Inserimento Programma Educativo Settimanal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<text:span text:style-name="T10">Lo PsicoPedagogo </text:span><text:s/>accede al sistema </text:p>
            <text:p text:style-name="P4"><text:span text:style-name="T11">include <text:s/></text:span><text:span text:style-name="T1">Psicopedagogo aggiunge Attività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343526" text:style-name="Numerazione_20_UC">
              <text:list-item>
                <text:p text:style-name="P9"><text:span text:style-name="T10">Lo PsicoPedagogo</text:span> seleziona la funzionalità di inserimento programma educativo</text:p>
              </text:list-item>
              <text:list-item>
                <text:p text:style-name="P9"><text:span text:style-name="T10">Lo PsicoPedagogo</text:span> seleziona la classe per cui vuole inserire il programma educativo settimanale <text:span text:style-name="T2"><text:s/></text:span></text:p>
              </text:list-item>
              <text:list-item>
                <text:p text:style-name="P11"><text:span text:style-name="T2">Il sistema </text:span><text:span text:style-name="T2">mostra </text:span><text:span text:style-name="T2"><text:s/></text:span><text:span text:style-name="T2">una finestra da compilare</text:span></text:p>
              </text:list-item>
              <text:list-item>
                <text:p text:style-name="P9"><text:span text:style-name="T10">Lo PsicoPedagogo</text:span>, inserisce un obiettivo da perseguire nel programma educativo, e un elenco di attività da eseguire</text:p>
              </text:list-item>
              <text:list-item>
                <text:p text:style-name="P9"><text:span text:style-name="T10">Lo PsicoPedagogo</text:span> sottomette il programma educativo settimanale</text:p>
              </text:list-item>
              <text:list-item>
                <text:p text:style-name="Azione_20_sistema">Il sistema memorizza il programma educativo settimanale</text:p>
              </text:list-item>
            </text:list>
            <text:p text:style-name="P10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<text:span text:style-name="T3">o </text:span>PsicoPedagogo <text:s/>ha inserito l'attività correttamente, ha confermato l' operazione e il sistema ha aggiornato il programma educat<text:span text:style-name="T4">ivo</text:span></text:p>
            <text:p text:style-name="P7"><text:span text:style-name="T8">Lo </text:span><text:span text:style-name="T5">PsicoPedagogo </text:span><text:span text:style-name="T6"><text:s/>didattico</text:span><text:span text:style-name="T7"> </text:span>ha annullato l' operazione <text:s/>e il sistema non ha aggiornato <text:span text:style-name="T9">il programma educativ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Table_20_Contents"/>
            <text:list xml:id="list42341399" text:style-name="L1">
              <text:list-item>
                <text:p text:style-name="P8">Nel caso di un errore <text:span text:style-name="T10">dello PsicoPedagogo</text:span>, il sistema mostra all<text:span text:style-name="T10">o PsicoPedagogo</text:span> un messaggio di errore che ne indica la causa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La memorizzazione del programma educativo non richiederà piu' di 4 secondi</text:p>
          </table:table-cell>
        </table:table-row>
      </table:table>
      <text:p text:style-name="P6"/>
      <text:p text:style-name="P2">UC_H_58_inserimento_programma_educativo_settimanale: Inserimento Programma Educativo Settiman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3M2S</meta:editing-duration>
    <meta:editing-cycles>35</meta:editing-cycles>
    <meta:generator>LibreOffice/3.6$Windows_x86 LibreOffice_project/da8c1e6-fd468f4-454e206-f42a4a9-143cfd</meta:generator>
    <dc:date>2012-11-20T22:26:31.29</dc:date>
    <meta:document-statistic meta:table-count="1" meta:image-count="0" meta:object-count="0" meta:page-count="1" meta:paragraph-count="24" meta:word-count="171" meta:character-count="1273" meta:non-whitespace-character-count="1122"/>
  </office:meta>
</office:document-meta>
</file>